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roman"/>
    <style:font-face style:name="Arial2" svg:font-family="Arial" style:font-family-generic="swiss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3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632cm" fo:break-before="auto" style:use-optimal-row-height="false"/>
    </style:style>
    <style:style style:name="ro15" style:family="table-row">
      <style:table-row-properties style:row-height="0.56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fo:font-size="12pt" style:font-name-asian="Arial1" style:font-size-asian="12pt" style:font-name-complex="DejaVu Sans" style:font-size-complex="12pt" style:language-complex="en" style:country-complex="US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Arial2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7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2pt" style:font-size-complex="12pt" style:letter-kerning="true" fo:country="BR" style:country-asian="SA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6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8" office:value-type="string" calcext:value-type="string">
            <text:p>Resultado da Execução</text:p>
          </table:table-cell>
          <table:table-cell table:style-name="ce58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1</text:p>
          </table:table-cell>
          <table:table-cell table:style-name="ce53" office:value-type="string" calcext:value-type="string">
            <text:p>Emitir relatório de frequência de todos os estagiários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seleciona mapa de frequência.</text:span></text:p>
            <text:p><text:span text:style-name="T1">3. Coordenador seleciona a data que deseja gerar a frequência.</text:span></text:p>
            <text:p><text:span text:style-name="T1"/></text:p>
          </table:table-cell>
          <table:table-cell table:style-name="ce55" office:value-type="string" calcext:value-type="string">
            <text:p><text:span text:style-name="T2">Sistema </text:span><text:span text:style-name="T3">exibi a lista em ordem alfabética pelo nome dos estagiários, observação e status da frequência</text:span><text:span text:style-name="T2">.</text:span>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2</text:p>
          </table:table-cell>
          <table:table-cell table:style-name="ce53" office:value-type="string" calcext:value-type="string">
            <text:p>Emitir relatório de frequência de um dia que não existe frequência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seleciona mapa de frequência.</text:span></text:p>
            <text:p><text:span text:style-name="T1">3. Coordenador seleciona a data que deseja gerar a frequência.</text:span></text:p>
            <text:p><text:span text:style-name="T1"/></text:p>
          </table:table-cell>
          <table:table-cell table:style-name="ce53" office:value-type="string" calcext:value-type="string">
            <text:p>Sistema informa que não existe frequência registrada no dia referente a busca.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3</text:p>
          </table:table-cell>
          <table:table-cell table:style-name="ce53" office:value-type="string" calcext:value-type="string">
            <text:p>Visualizar relatório de frequência de apenas um estagiário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opção frequência do estagiário que deseja visualizar frequência.</text:span></text:p>
          </table:table-cell>
          <table:table-cell table:style-name="ce56" office:value-type="string" calcext:value-type="string">
            <text:p>Sistema exibe a frequência do estagiário com as informações ordenada por data, dias trabalhados, frequência em % e quantidade de faltas e a lista de frequência com data/hora, observações e status.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table:number-columns-repeated="3"/>
          <table:table-cell table:style-name="ce53"/>
          <table:table-cell table:style-name="ce54"/>
          <table:table-cell table:style-name="ce53"/>
          <table:table-cell table:style-name="ce59" table:number-columns-repeated="2"/>
          <table:table-cell table:style-name="ce46" table:number-columns-repeated="1015"/>
        </table:table-row>
        <table:table-row table:style-name="ro16" table:number-rows-repeated="4">
          <table:table-cell table:style-name="ce46"/>
          <table:table-cell table:style-name="ce50" table:number-columns-repeated="3"/>
          <table:table-cell table:style-name="ce53"/>
          <table:table-cell table:style-name="ce54"/>
          <table:table-cell table:style-name="ce53"/>
          <table:table-cell table:style-name="ce59" table:number-columns-repeated="2"/>
          <table:table-cell table:style-name="ce46" table:number-columns-repeated="1015"/>
        </table:table-row>
        <table:table-row table:style-name="ro16" table:number-rows-repeated="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roman"/>
    <style:font-face style:name="Arial2" svg:font-family="Arial" style:font-family-generic="swiss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8:32:49.405630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18T08:51:07.268941600</dc:date>
    <meta:editing-duration>PT3H15M35S</meta:editing-duration>
    <meta:editing-cycles>23</meta:editing-cycles>
    <meta:document-statistic meta:table-count="4" meta:cell-count="67" meta:object-count="0"/>
  </office:meta>
</office:document-meta>
</file>